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7056" calcext:value-type="float">
            <text:p>76.2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712" calcext:value-type="float">
            <text:p>76.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9672" calcext:value-type="float">
            <text:p>75.0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456" calcext:value-type="float">
            <text:p>74.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152" calcext:value-type="float">
            <text:p>74.3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1952" calcext:value-type="float">
            <text:p>74.2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78" calcext:value-type="float">
            <text:p>73.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276" calcext:value-type="float">
            <text:p>71.6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7296" calcext:value-type="float">
            <text:p>55.3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61136" calcext:value-type="float">
            <text:p>51.7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1601</text:p>
          </table:table-cell>
          <table:table-cell office:value-type="string" calcext:value-type="string">
            <text:p>TWDB:0761601</text:p>
          </table:table-cell>
          <table:table-cell office:value-type="string" calcext:value-type="string">
            <text:p>196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